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Configurations2/" manifest:media-type="application/vnd.sun.xml.ui.configuration"/>
  <manifest:file-entry manifest:full-path="styles.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svg:font-family="'Noto Sans Mono'" style:font-family-generic="swiss" style:font-pitch="fixed"/>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79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2.389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standard">
      <style:graphic-properties draw:stroke="none" svg:stroke-color="#000000" draw:fill="none" draw:fill-color="#ffffff" draw:auto-grow-height="true" draw:auto-grow-width="false" fo:max-height="0cm" fo:min-height="3.287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3.041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gr13" style:family="graphic" style:parent-style-name="Object_20_with_20_no_20_fill_20_and_20_no_20_line">
      <style:graphic-properties draw:textarea-horizontal-align="center" draw:textarea-vertical-align="middle" draw:ole-draw-aspect="1"/>
    </style:style>
    <style:style style:name="gr14"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gr16" style:family="graphic" style:parent-style-name="standard">
      <style:graphic-properties draw:stroke="none" draw:fill="none" fo:min-height="10.1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8"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9" style:family="paragraph">
      <loext:graphic-properties draw:fill="solid" draw:fill-color="#ced4da" draw:opacity="50%"/>
      <style:paragraph-properties fo:text-align="center"/>
    </style:style>
    <style:style style:name="P10" style:family="paragraph">
      <style:paragraph-properties fo:text-align="center"/>
    </style:style>
    <style:style style:name="P11" style:family="paragraph">
      <style:text-properties fo:font-size="30pt" style:font-size-asian="30pt" style:font-size-complex="30pt"/>
    </style:style>
    <style:style style:name="P12" style:family="paragraph">
      <loext:graphic-properties draw:fill="none" draw:fill-color="#ffffff"/>
      <style:text-properties style:font-name="Noto Sans1" fo:font-size="30pt" style:text-underline-style="wave" style:text-underline-width="bold" style:text-underline-color="font-color" fo:font-weight="bold" style:font-size-asian="30pt" style:font-size-complex="30pt"/>
    </style:style>
    <style:style style:name="P13" style:family="paragraph">
      <loext:graphic-properties draw:fill="none"/>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fo:color="#999999" loext:opacity="100%" style:font-name="Noto Sans1" fo:font-size="16pt" style:text-underline-style="none" style:font-size-asian="16pt" style:font-size-complex="16pt"/>
    </style:style>
    <style:style style:name="T7" style:family="text">
      <style:text-properties fo:color="#999999" loext:opacity="100%" style:font-name="Noto Sans1" fo:font-size="16pt" style:text-underline-style="solid" style:text-underline-width="auto" style:text-underline-color="font-color" style:font-size-asian="16pt" style:font-size-complex="16pt"/>
    </style:style>
    <style:style style:name="T8" style:family="text">
      <style:text-properties fo:font-variant="normal" fo:text-transform="none" fo:color="#999999" loext:opacity="100%" style:text-outline="false" style:text-line-through-style="none" style:text-line-through-type="none" style:font-name="Noto Sans1" fo:font-size="16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99999" loext:opacity="100%" style:text-outline="false" style:text-line-through-style="none" style:text-line-through-type="none" style:font-name="Noto Sans1" fo:font-size="16pt" fo:font-style="normal" fo:text-shadow="none" style:text-underline-style="solid" style:text-underline-width="auto" style:text-underline-color="font-color"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0" style:family="text">
      <style:text-properties style:font-name="Noto Sans1" fo:font-size="30pt" style:text-underline-style="wave" style:text-underline-width="bold" style:text-underline-color="font-color" fo:font-weight="bold"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3.04cm" svg:x="11.43cm" svg:y="12.542cm">
          <draw:text-box>
            <text:p text:style-name="P1"><text:span text:style-name="T1">EP1</text:span></text:p>
            <text:p text:style-name="P1"><text:span text:style-name="T2">Shell e Simulador de Processos</text:span></text:p>
          </draw:text-box>
        </draw:frame>
        <draw:frame draw:style-name="gr2" draw:text-style-name="P4" draw:layer="layout" svg:width="6.604cm" svg:height="1.373cm" svg:x="20.32cm" svg:y="12.859cm">
          <draw:text-box>
            <text:p><text:span text:style-name="T3">Isis Ardisson Logulo</text:span></text:p>
            <text:p text:style-name="P3"><text:span text:style-name="T4">7577410</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7" draw:layer="layout" svg:width="10.414cm" svg:height="2.173cm" svg:x="5.374cm" svg:y="1.195cm">
          <draw:text-box>
            <text:p><text:span text:style-name="T5">SHELL</text:span></text:p>
          </draw:text-box>
        </draw:frame>
        <draw:frame draw:style-name="gr6" draw:text-style-name="P8" draw:layer="layout" svg:width="22cm" svg:height="13.291cm" svg:x="3.1cm" svg:y="3.344cm">
          <draw:text-box>
            <text:p text:style-name="P3"><text:span text:style-name="T6">O newsh.c foi desenvolvido baseado na leitura de linhas da bibliotecas GNU readline e GNU history.</text:span></text:p>
            <text:p text:style-name="P3"><text:span text:style-name="T6"/></text:p>
            <text:p text:style-name="P3"><text:span text:style-name="T6">A configuração do prompt foi feita usando os syscalls:</text:span></text:p>
            <text:p text:style-name="P3"><text:span text:style-name="T6"/></text:p>
            <text:p text:style-name="P3"><text:span text:style-name="T6">- usuário → <text:s/>getenv(“USER”).</text:span></text:p>
            <text:p text:style-name="P3"><text:span text:style-name="T6">- hora → gettimeofday(), usando também a struct timeval, fazendo uma tranformação para o formato desejado.</text:span></text:p>
            <text:p text:style-name="P3"><text:span text:style-name="T6"/></text:p>
            <text:p text:style-name="P3"><text:span text:style-name="T6">Para a execução dos comandos, foram usadas as syscalls:</text:span></text:p>
            <text:p text:style-name="P3"><text:span text:style-name="T6"/></text:p>
            <text:p text:style-name="P3"><text:span text:style-name="T6">- cd → chdir().</text:span></text:p>
            <text:p text:style-name="P3"><text:span text:style-name="T6">- rm → unlink().</text:span></text:p>
            <text:p text:style-name="P3"><text:span text:style-name="T6">- uname → usando a struct utsname foi possível pegar os valores de u.sysname, u.release, u.version e u.machine.</text:span></text:p>
            <text:p text:style-name="P3"><text:span text:style-name="T6"/></text:p>
            <text:p text:style-name="P3"><text:span text:style-name="T6">Para a execução de bins e executáveis foi usado um fork com </text:span></text:p>
            <text:p text:style-name="P3"><text:span text:style-name="T6">execvp().</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7" draw:layer="layout" svg:width="20.626cm" svg:height="3.537cm" svg:x="5.374cm" svg:y="1.195cm">
          <draw:text-box>
            <text:p><text:span text:style-name="T5">Simulador de Processos</text:span></text:p>
          </draw:text-box>
        </draw:frame>
        <draw:frame draw:style-name="gr9" draw:text-style-name="P8" draw:layer="layout" svg:width="22cm" svg:height="13.291cm" svg:x="3.1cm" svg:y="3.144cm">
          <draw:text-box>
            <text:p text:style-name="P3"><text:span text:style-name="T6">Foram feitos 3 tipos de escalonadores:</text:span></text:p>
            <text:p text:style-name="P3"><text:span text:style-name="T6"/></text:p>
            <text:p text:style-name="P3"><text:span text:style-name="T6">- </text:span><text:span text:style-name="T7">Shortest Job First</text:span></text:p>
            <text:p text:style-name="P3"><text:span text:style-name="T7"><text:tab/></text:span><text:span text:style-name="T6">Usa pilha ordenada pelos dt’s dos processos. O processo mais curto estará sempre no topo da pilha. Pega o processo com maior prioridade (topo da pilha) e executa ele até o fim, criando novas threads. Recebe todos os processos disponíveis no tempo atual. Sem cancelamentos dos processos.</text:span></text:p>
            <text:p text:style-name="P3"><text:span text:style-name="T6"/></text:p>
            <text:p text:style-name="P3"><text:span text:style-name="T6">- </text:span><text:span text:style-name="T7">Round-Robin</text:span></text:p>
            <text:p text:style-name="P3"><text:span text:style-name="T8"><text:tab/></text:span><text:span text:style-name="T8">Usa filas, os processos que chegam sempre entram no final da fila. Recebe todos os processos disponíveis no tempo atual e executa todas as threads na fila 1 vez. Tira o processo da fila e executa, criando uma nova thread com quantum. Passa para o processo para o fim da fila, caso não tenha terminado. Caso contrario, o processo é permanentemente removido e a execução continua. </text:span><text:span text:style-name="T6">Um processo que venha a ser cancelado </text:span></text:p>
            <text:p text:style-name="P3"><text:span text:style-name="T6">(por atingir seu quantum de execução) é reinserido ao final da fila. </text:span></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8" draw:text-style-name="P7" draw:layer="layout" svg:width="20.626cm" svg:height="3.537cm" svg:x="5.374cm" svg:y="1.195cm">
          <draw:text-box>
            <text:p><text:span text:style-name="T5">Simulador de Processos</text:span></text:p>
          </draw:text-box>
        </draw:frame>
        <draw:frame draw:style-name="gr10" draw:text-style-name="P8" draw:layer="layout" svg:width="22cm" svg:height="10.756cm" svg:x="3.1cm" svg:y="3.209cm">
          <draw:text-box>
            <text:p text:style-name="P3"><text:span text:style-name="T6">- </text:span><text:span text:style-name="T7">Escalonamento com prioridade</text:span></text:p>
            <text:p text:style-name="P3"><text:span text:style-name="T9"><text:tab/></text:span><text:span text:style-name="T8">Usa filas, este escalonador tem funcionamento similar ao Round Robin, com a diferença de que cada processo possui um tempo limite de execução dependente de sua prioridade. Processos de maior prioridade recebem um quantum maior.</text:span></text:p>
            <text:p text:style-name="P3"><text:span text:style-name="T8"><text:tab/></text:span><text:span text:style-name="T8">Os aspectos que influenciam na prioridade de um processo</text:span><text:span text:style-name="T6"> se baseiam em deadlines impossíveis ou muito justas obrigando o processo a ser executado imediatamente por inteiro. Processos que estão estourando sua deadline. Processos que estão próximos da conclusão, sendo poupados do escalonamento. Processos que ainda faltam muito tempo para finalizar, recebendo menos prioridade.</text:span></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8" draw:text-style-name="P7" draw:layer="layout" svg:width="20.626cm" svg:height="3.537cm" svg:x="5.374cm" svg:y="1.195cm">
          <draw:text-box>
            <text:p><text:span text:style-name="T5">Simulador de Processos</text:span></text:p>
          </draw:text-box>
        </draw:frame>
        <draw:frame draw:style-name="gr11" draw:text-style-name="P8" draw:layer="layout" svg:width="22cm" svg:height="10.756cm" svg:x="3.1cm" svg:y="3.344cm">
          <draw:text-box>
            <text:p text:style-name="P3"><text:span text:style-name="T8"><text:tab/></text:span><text:span text:style-name="T8">Todos os escalonadores recebem um vetor de linhas(struct com as informações do arquivo de trace → </text:span><text:span text:style-name="T6">t0, dt, deadline e nome do processo). </text:span></text:p>
            <text:p text:style-name="P3"><text:span text:style-name="T6">Essas linhas são convertidas em processos. Com infos do tempo real de</text:span></text:p>
            <text:p text:style-name="P3"><text:span text:style-name="T6">execução restante para a finalização do processo e o</text:span></text:p>
            <text:p text:style-name="P3"><text:span text:style-name="T6">índice de sua thread. </text:span></text:p>
            <text:p text:style-name="P3"><text:span text:style-name="T6"><text:tab/></text:span><text:span text:style-name="T6">Foi determinado na estrutura do processo o quantum. Quando uma</text:span></text:p>
            <text:p text:style-name="P3"><text:span text:style-name="T6">thread ultrapa seu quantum, ela se cancela independentemente. O <text:s/>escalonador é responsável por definir o quantum de cada thread, já que seu cancelamento é automático. </text:span></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8" draw:text-style-name="P7" draw:layer="layout" svg:width="20.626cm" svg:height="3.537cm" svg:x="5.374cm" svg:y="1.195cm">
          <draw:text-box>
            <text:p><text:span text:style-name="T5">Testes - Deadlines</text:span></text:p>
          </draw:text-box>
        </draw:frame>
        <draw:frame draw:style-name="gr12" draw:text-style-name="P8" draw:layer="layout" svg:width="22cm" svg:height="10.756cm" svg:x="3.1cm" svg:y="3.344cm">
          <draw:text-box>
            <text:p text:style-name="P3"><text:span text:style-name="T8">Máquina A e máquina B tiveram resultados muito semelhantes, então os gráficos foram unificados por serem parecidos.</text:span></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10" draw:layer="layout" svg:width="9.778cm" svg:height="5.5cm" svg:x="3.5cm" svg:y="5cm">
          <draw:object xlink:href="./Object 1" xlink:type="simple" xlink:show="embed" xlink:actuate="onLoad">
            <loext:p/>
          </draw:object>
          <draw:image xlink:href="./ObjectReplacements/Object 1" xlink:type="simple" xlink:show="embed" xlink:actuate="onLoad"/>
        </draw:frame>
        <draw:frame draw:style-name="gr13" draw:text-style-name="P10" draw:layer="layout" svg:width="9.71cm" svg:height="5.461cm" draw:transform="skewX (-0.000174532925199433) rotate (-0.00401425727958695) translate (14.021cm 5cm)">
          <draw:object xlink:href="./Object 3" xlink:type="simple" xlink:show="embed" xlink:actuate="onLoad">
            <loext:p/>
          </draw:object>
          <draw:image xlink:href="./ObjectReplacements/Object 3" xlink:type="simple" xlink:show="embed" xlink:actuate="onLoad"/>
        </draw:frame>
        <draw:frame draw:style-name="gr13" draw:text-style-name="P10" draw:layer="layout" svg:width="8.889cm" svg:height="5cm" svg:x="9.111cm" svg:y="10.5cm">
          <draw:object xlink:href="./Object 5" xlink:type="simple" xlink:show="embed" xlink:actuate="onLoad">
            <loext:p/>
          </draw:object>
          <draw:image xlink:href="./ObjectReplacements/Object 5" xlink:type="simple" xlink:show="embed" xlink:actuate="onLoad"/>
        </draw:frame>
        <presentation:notes draw:style-name="dp2">
          <draw:page-thumbnail draw:style-name="gr4" draw:layer="layout" svg:width="0.001cm" svg:height="0.001cm" svg:x="0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8" draw:text-style-name="P12" draw:layer="layout" svg:width="20.626cm" svg:height="3.537cm" svg:x="5.374cm" svg:y="1.195cm">
          <draw:text-box>
            <text:p text:style-name="P11"><text:span text:style-name="T10">Testes – Mudanças de Contexto</text:span></text:p>
          </draw:text-box>
        </draw:frame>
        <draw:frame draw:style-name="gr14" draw:text-style-name="P8" draw:layer="layout" svg:width="22cm" svg:height="10.756cm" svg:x="3.1cm" svg:y="3.344cm">
          <draw:text-box>
            <text:p text:style-name="P3"><text:span text:style-name="T8">Configurações da maquina 1: 12th Gen Intel® Core™ i7-12700H</text:span></text:p>
            <text:p text:style-name="P3"><text:span text:style-name="T8">Configurações da maquina 2: 02th Gen Intel® Core™ i7 i7-2630QM </text:span></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10" draw:layer="layout" svg:width="8.889cm" svg:height="5cm" svg:x="3.611cm" svg:y="5cm">
          <draw:object xlink:href="./Object 2" xlink:type="simple" xlink:show="embed" xlink:actuate="onLoad">
            <loext:p/>
          </draw:object>
          <draw:image xlink:href="./ObjectReplacements/Object 2" xlink:type="simple" xlink:show="embed" xlink:actuate="onLoad"/>
        </draw:frame>
        <draw:frame draw:style-name="gr13" draw:text-style-name="P10" draw:layer="layout" svg:width="8.89cm" svg:height="5cm" svg:x="13.549cm" svg:y="5cm">
          <draw:object xlink:href="./Object 4" xlink:type="simple" xlink:show="embed" xlink:actuate="onLoad">
            <loext:p/>
          </draw:object>
          <draw:image xlink:href="./ObjectReplacements/Object 4" xlink:type="simple" xlink:show="embed" xlink:actuate="onLoad"/>
        </draw:frame>
        <draw:frame draw:style-name="gr13" draw:text-style-name="P10" draw:layer="layout" svg:width="9.951cm" svg:height="5.597cm" svg:x="8cm" svg:y="10cm">
          <draw:object xlink:href="./Object 6" xlink:type="simple" xlink:show="embed" xlink:actuate="onLoad">
            <loext:p/>
          </draw:object>
          <draw:image xlink:href="./ObjectReplacements/Object 6" xlink:type="simple" xlink:show="embed" xlink:actuate="onLoad"/>
        </draw:frame>
        <presentation:notes draw:style-name="dp1">
          <office:forms form:automatic-focus="false" form:apply-design-mode="false"/>
          <draw:page-thumbnail draw:style-name="gr4" draw:layer="layout" svg:width="0.001cm" svg:height="0.001cm" svg:x="0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8" draw:text-style-name="P12" draw:layer="layout" svg:width="20.626cm" svg:height="3.537cm" svg:x="5.374cm" svg:y="1.195cm">
          <draw:text-box>
            <text:p text:style-name="P11"><text:span text:style-name="T10">Conclusões</text:span></text:p>
          </draw:text-box>
        </draw:frame>
        <draw:frame draw:style-name="gr15" draw:text-style-name="P8" draw:layer="layout" svg:width="22cm" svg:height="10.756cm" svg:x="3.1cm" svg:y="3.344cm">
          <draw:text-box>
            <text:p text:style-name="P3"><text:span text:style-name="T8"/></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3" draw:layer="layout" svg:width="22cm" svg:height="10.35cm" svg:x="3cm" svg:y="3cm">
          <draw:text-box>
            <text:p><text:tab/><text:span text:style-name="T6">Os algoritmos de escalonamento se comportaram de maneira quase determinística, com resultados praticamente iguais em todos os 30 testes para cada escalonador. Apenas o Escalonamento com prioridade que se comportou igual ao Round-Robin quando tem poucos processos. Quanto às mudanças de contexto, o Round-Robin, pela sua característica de preempção a cada Quantum, possui maior quantidade de mudanças de contexto que os outros dois para um mesmo input. </text:span></text:p>
            <text:p text:style-name="P3"><text:span text:style-name="T6"><text:tab/></text:span><text:span text:style-name="T6">Round-Robin possui maior quantidade de deadlines ultrapassadas para um mesmo input. Ele acabam acumulando muitos processos, causando o não cumprimento da deadline. Em contrapartida, o Shortest Job First e o Escalonamento com prioridade buscam executar o processo com menor dt ou menor quantum, favorecendo o cumprimento da deadline.</text:span></text:p>
            <text:p/>
          </draw:text-box>
        </draw:frame>
        <presentation:notes draw:style-name="dp1">
          <office:forms form:automatic-focus="false" form:apply-design-mode="false"/>
          <draw:page-thumbnail draw:style-name="gr4" draw:layer="layout" svg:width="0.001cm" svg:height="0.001cm" svg:x="0cm" svg:y="2.257cm" draw:page-number="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svg:font-family="'Noto Sans Mono'" style:font-family-generic="swiss" style:font-pitch="fixed"/>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9.2$Linux_X86_64 LibreOffice_project/50$Build-2</meta:generator>
    <meta:creation-date>2024-03-29T18:21:31.578447391</meta:creation-date>
    <meta:editing-duration>PT10H35M41S</meta:editing-duration>
    <meta:editing-cycles>27</meta:editing-cycles>
    <dc:date>2024-03-31T22:11:56.990836262</dc:date>
    <meta:document-statistic meta:object-count="29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15846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b277d"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779cm" svg:height="5.501cm" xlink:href="." xlink:type="simple" chart:class="chart:bar" chart:style-name="ch1">
        <chart:title svg:x="2.398cm" svg:y="0.246cm" chart:style-name="ch2">
          <text:p>Deadline - 10 processos</text:p>
        </chart:title>
        <chart:legend chart:legend-position="end" svg:x="7.542cm" svg:y="1.953cm" style:legend-expansion="high" chart:style-name="ch3"/>
        <chart:plot-area chart:style-name="ch4" chart:data-source-has-labels="both" svg:x="1.206cm" svg:y="1.135cm" svg:width="6.141cm" svg:height="3.275cm">
          <chart:coordinate-region svg:x="1.827cm" svg:y="1.334cm" svg:width="5.52cm" svg:height="2.877cm"/>
          <chart:axis chart:dimension="x" chart:name="primary-x" chart:style-name="ch5" chartooo:axis-type="text">
            <chart:title svg:x="2.737cm" svg:y="4.52cm" chart:style-name="ch6">
              <text:p>Tipo de escalonador</text:p>
            </chart:title>
            <chart:categories table:cell-range-address="local-table.$A$2:.$A$2"/>
          </chart:axis>
          <chart:axis chart:dimension="y" chart:name="primary-y" chart:style-name="ch7">
            <chart:title svg:x="0.451cm" svg:y="4.258cm" chart:style-name="ch8">
              <text:p>Média de deadlines</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jf</text:p>
              </table:table-cell>
              <table:table-cell office:value-type="string">
                <text:p>rr</text:p>
              </table:table-cell>
              <table:table-cell office:value-type="string">
                <text:p>prioridade</text:p>
              </table:table-cell>
            </table:table-row>
          </table:table-header-rows>
          <table:table-rows>
            <table:table-row>
              <table:table-cell office:value-type="string">
                <text:p/>
              </table:table-cell>
              <table:table-cell office:value-type="float" office:value="23.65">
                <text:p>23.65</text:p>
              </table:table-cell>
              <table:table-cell office:value-type="float" office:value="40.61">
                <text:p>40.61</text:p>
              </table:table-cell>
              <table:table-cell office:value-type="float" office:value="37.34">
                <text:p>37.3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168253"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style:graphic-properties draw:stroke="none" draw:fill-color="#5b277d"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89cm" svg:height="5.001cm" xlink:href="." xlink:type="simple" chart:class="chart:bar" chart:style-name="ch1">
        <chart:title svg:x="1.637cm" svg:y="0.235cm" chart:style-name="ch2">
          <text:p>Mudanças de Contexto - 10 processos</text:p>
        </chart:title>
        <chart:legend chart:legend-position="end" svg:x="6.653cm" svg:y="1.703cm" style:legend-expansion="high" chart:style-name="ch3"/>
        <chart:plot-area chart:style-name="ch4" chart:data-source-has-labels="both" svg:x="1.558cm" svg:y="1.618cm" svg:width="4.918cm" svg:height="2.302cm">
          <chart:coordinate-region svg:x="2.365cm" svg:y="1.818cm" svg:width="4.111cm" svg:height="1.903cm"/>
          <chart:axis chart:dimension="x" chart:name="primary-x" chart:style-name="ch5" chartooo:axis-type="text">
            <chart:title svg:x="2.465cm" svg:y="4.02cm" chart:style-name="ch6">
              <text:p>Tipo de Escalonador</text:p>
            </chart:title>
            <chart:categories table:cell-range-address="local-table.$A$2:.$A$2"/>
          </chart:axis>
          <chart:axis chart:dimension="y" chart:name="primary-y" chart:style-name="ch7">
            <chart:title svg:x="0.451cm" svg:y="4.52cm" chart:style-name="ch8">
              <text:p>Média de Mudanças de Contexto</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tyle-name="ch12"/>
          </chart:series>
          <chart:series chart:style-name="ch13" chart:values-cell-range-address="local-table.$D$2:.$D$2" chart:label-cell-address="local-table.$D$1" chart:class="chart:bar">
            <chart:data-point/>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jf</text:p>
              </table:table-cell>
              <table:table-cell office:value-type="string">
                <text:p>rr</text:p>
              </table:table-cell>
              <table:table-cell office:value-type="string">
                <text:p>prioridade</text:p>
              </table:table-cell>
            </table:table-row>
          </table:table-header-rows>
          <table:table-rows>
            <table:table-row>
              <table:table-cell office:value-type="string">
                <text:p/>
              </table:table-cell>
              <table:table-cell office:value-type="float" office:value="0">
                <text:p>0</text:p>
              </table:table-cell>
              <table:table-cell office:value-type="float" office:value="155">
                <text:p>155</text:p>
              </table:table-cell>
              <table:table-cell office:value-type="float" office:value="1">
                <text:p>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158466" dr3d:edge-rounding="5%"/>
      <style:text-properties fo:font-size="10pt" style:font-size-asian="10pt" style:font-size-complex="10pt"/>
    </style:style>
    <style:style style:name="ch11" style:family="chart">
      <style:chart-properties chart:solid-type="cuboid"/>
    </style:style>
    <style:style style:name="ch12"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b277d"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711cm" svg:height="5.462cm" xlink:href="." xlink:type="simple" chart:class="chart:bar" chart:style-name="ch1">
        <chart:title svg:x="2.364cm" svg:y="0.245cm" chart:style-name="ch2">
          <text:p>Deadline - 50 processos</text:p>
        </chart:title>
        <chart:legend chart:legend-position="end" svg:x="7.474cm" svg:y="1.934cm" style:legend-expansion="high" chart:style-name="ch3"/>
        <chart:plot-area chart:style-name="ch4" chart:data-source-has-labels="both" svg:x="1.205cm" svg:y="1.133cm" svg:width="6.075cm" svg:height="3.239cm">
          <chart:coordinate-region svg:x="2.197cm" svg:y="1.332cm" svg:width="5.083cm" svg:height="2.841cm"/>
          <chart:axis chart:dimension="x" chart:name="primary-x" chart:style-name="ch5" chartooo:axis-type="text">
            <chart:title svg:x="2.703cm" svg:y="4.481cm" chart:style-name="ch6">
              <text:p>Tipo de escalonador</text:p>
            </chart:title>
            <chart:categories table:cell-range-address="local-table.$A$2:.$A$2"/>
          </chart:axis>
          <chart:axis chart:dimension="y" chart:name="primary-y" chart:style-name="ch7">
            <chart:title svg:x="0.451cm" svg:y="4.238cm" chart:style-name="ch8">
              <text:p>Média de deadlines</text:p>
            </chart:title>
            <chart:grid chart:style-name="ch9" chart:class="major"/>
          </chart:axis>
          <chart:series chart:style-name="ch10" chart:values-cell-range-address="local-table.$B$2:.$B$2" chart:label-cell-address="local-table.$B$1" chart:class="chart:bar">
            <chart:data-point chart:style-name="ch11"/>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jf</text:p>
              </table:table-cell>
              <table:table-cell office:value-type="string">
                <text:p>rr</text:p>
              </table:table-cell>
              <table:table-cell office:value-type="string">
                <text:p>prioridade</text:p>
              </table:table-cell>
            </table:table-row>
          </table:table-header-rows>
          <table:table-rows>
            <table:table-row>
              <table:table-cell office:value-type="string">
                <text:p/>
              </table:table-cell>
              <table:table-cell office:value-type="float" office:value="683.44">
                <text:p>683.44</text:p>
              </table:table-cell>
              <table:table-cell office:value-type="float" office:value="1325.95">
                <text:p>1325.95</text:p>
              </table:table-cell>
              <table:table-cell office:value-type="float" office:value="723.71">
                <text:p>723.7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158466" dr3d:edge-rounding="5%"/>
      <style:text-properties fo:font-size="10pt" style:font-size-asian="10pt" style:font-size-complex="10pt"/>
    </style:style>
    <style:style style:name="ch11" style:family="chart">
      <style:chart-properties chart:solid-type="cuboid"/>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chart-properties chart:solid-type="cuboid"/>
      <style:graphic-properties draw:fill-color="#729fcf"/>
    </style:style>
    <style:style style:name="ch14" style:family="chart" style:data-style-name="N0">
      <style:chart-properties chart:link-data-style-to-source="true"/>
      <style:graphic-properties draw:stroke="none" draw:fill-color="#5b277d"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891cm" svg:height="5.001cm" xlink:href="." xlink:type="simple" chart:class="chart:bar" chart:style-name="ch1">
        <chart:title svg:x="1.637cm" svg:y="0.235cm" chart:style-name="ch2">
          <text:p>Mudanças de Contexto - 50 processos</text:p>
        </chart:title>
        <chart:legend chart:legend-position="end" svg:x="6.654cm" svg:y="1.703cm" style:legend-expansion="high" chart:style-name="ch3"/>
        <chart:plot-area chart:style-name="ch4" chart:data-source-has-labels="both" svg:x="1.558cm" svg:y="1.618cm" svg:width="4.919cm" svg:height="2.302cm">
          <chart:coordinate-region svg:x="2.55cm" svg:y="1.618cm" svg:width="3.927cm" svg:height="2.103cm"/>
          <chart:axis chart:dimension="x" chart:name="primary-x" chart:style-name="ch5" chartooo:axis-type="text">
            <chart:title svg:x="2.465cm" svg:y="4.02cm" chart:style-name="ch6">
              <text:p>Tipo de Escalonador</text:p>
            </chart:title>
            <chart:categories table:cell-range-address="local-table.$A$2:.$A$2"/>
          </chart:axis>
          <chart:axis chart:dimension="y" chart:name="primary-y" chart:style-name="ch7">
            <chart:title svg:x="0.451cm" svg:y="4.52cm" chart:style-name="ch8">
              <text:p>Média de Mudanças de Contexto</text:p>
            </chart:title>
            <chart:grid chart:style-name="ch9" chart:class="major"/>
          </chart:axis>
          <chart:series chart:style-name="ch10" chart:values-cell-range-address="local-table.$B$2:.$B$2" chart:label-cell-address="local-table.$B$1" chart:class="chart:bar">
            <chart:data-point chart:style-name="ch11"/>
          </chart:series>
          <chart:series chart:style-name="ch12" chart:values-cell-range-address="local-table.$C$2:.$C$2" chart:label-cell-address="local-table.$C$1" chart:class="chart:bar">
            <chart:data-point chart:style-name="ch13"/>
          </chart:series>
          <chart:series chart:style-name="ch14" chart:values-cell-range-address="local-table.$D$2:.$D$2" chart:label-cell-address="local-table.$D$1" chart:class="chart:bar">
            <chart:data-point/>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jf</text:p>
              </table:table-cell>
              <table:table-cell office:value-type="string">
                <text:p>rr</text:p>
              </table:table-cell>
              <table:table-cell office:value-type="string">
                <text:p>prioridade</text:p>
              </table:table-cell>
            </table:table-row>
          </table:table-header-rows>
          <table:table-rows>
            <table:table-row>
              <table:table-cell office:value-type="string">
                <text:p/>
              </table:table-cell>
              <table:table-cell office:value-type="float" office:value="0">
                <text:p>0</text:p>
              </table:table-cell>
              <table:table-cell office:value-type="float" office:value="4120">
                <text:p>4120</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158466" dr3d:edge-rounding="5%"/>
      <style:text-properties fo:font-size="10pt" style:font-size-asian="10pt" style:font-size-complex="10pt"/>
    </style:style>
    <style:style style:name="ch11" style:family="chart">
      <style:chart-properties chart:solid-type="cuboid"/>
    </style:style>
    <style:style style:name="ch12"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b277d"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89cm" svg:height="5.001cm" xlink:href="." xlink:type="simple" chart:class="chart:bar" chart:style-name="ch1">
        <chart:title svg:x="1.835cm" svg:y="0.236cm" chart:style-name="ch2">
          <text:p>Deadline - 100 processos</text:p>
        </chart:title>
        <chart:legend chart:legend-position="end" svg:x="6.653cm" svg:y="1.703cm" style:legend-expansion="high" chart:style-name="ch3"/>
        <chart:plot-area chart:style-name="ch4" chart:data-source-has-labels="both" svg:x="1.188cm" svg:y="1.115cm" svg:width="5.288cm" svg:height="2.805cm">
          <chart:coordinate-region svg:x="2.18cm" svg:y="1.314cm" svg:width="4.296cm" svg:height="2.407cm"/>
          <chart:axis chart:dimension="x" chart:name="primary-x" chart:style-name="ch5" chartooo:axis-type="text">
            <chart:title svg:x="2.293cm" svg:y="4.02cm" chart:style-name="ch6">
              <text:p>Tipo de escalonador</text:p>
            </chart:title>
            <chart:categories table:cell-range-address="local-table.$A$2:.$A$2"/>
          </chart:axis>
          <chart:axis chart:dimension="y" chart:name="primary-y" chart:style-name="ch7">
            <chart:title svg:x="0.451cm" svg:y="4.003cm" chart:style-name="ch8">
              <text:p>Média de deadlines</text:p>
            </chart:title>
            <chart:grid chart:style-name="ch9" chart:class="major"/>
          </chart:axis>
          <chart:series chart:style-name="ch10" chart:values-cell-range-address="local-table.$B$2:.$B$2" chart:label-cell-address="local-table.$B$1" chart:class="chart:bar">
            <chart:data-point chart:style-name="ch11"/>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jf</text:p>
              </table:table-cell>
              <table:table-cell office:value-type="string">
                <text:p>rr</text:p>
              </table:table-cell>
              <table:table-cell office:value-type="string">
                <text:p>prioridade</text:p>
              </table:table-cell>
            </table:table-row>
          </table:table-header-rows>
          <table:table-rows>
            <table:table-row>
              <table:table-cell office:value-type="string">
                <text:p/>
              </table:table-cell>
              <table:table-cell office:value-type="float" office:value="3114.18">
                <text:p>3114.18</text:p>
              </table:table-cell>
              <table:table-cell office:value-type="float" office:value="6135.5">
                <text:p>6135.5</text:p>
              </table:table-cell>
              <table:table-cell office:value-type="float" office:value="3300.67">
                <text:p>3300.67</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15846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b277d"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952cm" svg:height="5.598cm" xlink:href="." xlink:type="simple" chart:class="chart:bar" chart:style-name="ch1">
        <chart:title svg:x="2.048cm" svg:y="0.246cm" chart:style-name="ch2">
          <text:p>Mudanças de Contexto - 100 processos</text:p>
        </chart:title>
        <chart:legend chart:legend-position="end" svg:x="7.715cm" svg:y="2.002cm" style:legend-expansion="high" chart:style-name="ch3"/>
        <chart:plot-area chart:style-name="ch4" chart:data-source-has-labels="both" svg:x="1.58cm" svg:y="1.64cm" svg:width="5.936cm" svg:height="2.866cm">
          <chart:coordinate-region svg:x="2.757cm" svg:y="1.839cm" svg:width="4.759cm" svg:height="2.468cm"/>
          <chart:axis chart:dimension="x" chart:name="primary-x" chart:style-name="ch5" chartooo:axis-type="text">
            <chart:title svg:x="2.996cm" svg:y="4.617cm" chart:style-name="ch6">
              <text:p>Tipo de Escalonador</text:p>
            </chart:title>
            <chart:categories table:cell-range-address="local-table.$A$2:.$A$2"/>
          </chart:axis>
          <chart:axis chart:dimension="y" chart:name="primary-y" chart:style-name="ch7">
            <chart:title svg:x="0.451cm" svg:y="4.824cm" chart:style-name="ch8">
              <text:p>Média de Mudanças de Contexto</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jf</text:p>
              </table:table-cell>
              <table:table-cell office:value-type="string">
                <text:p>rr</text:p>
              </table:table-cell>
              <table:table-cell office:value-type="string">
                <text:p>prioridade</text:p>
              </table:table-cell>
            </table:table-row>
          </table:table-header-rows>
          <table:table-rows>
            <table:table-row>
              <table:table-cell office:value-type="string">
                <text:p/>
              </table:table-cell>
              <table:table-cell office:value-type="float" office:value="0">
                <text:p>0</text:p>
              </table:table-cell>
              <table:table-cell office:value-type="float" office:value="18895">
                <text:p>18895</text:p>
              </table:table-cell>
              <table:table-cell office:value-type="float" office:value="1">
                <text:p>1</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